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A01F9E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635cm"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LucidaGrande" fo:font-size="12pt" style:font-name-asian="LucidaGrande" style:font-size-asian="12pt" style:font-name-complex="LucidaGrande" style:font-size-complex="12pt"/>
    </style:style>
    <style:style style:name="P4" style:family="paragraph" style:parent-style-name="Standard">
      <style:text-properties fo:color="#2b2b2b" style:font-name="LucidaGrande" fo:font-size="12pt" fo:font-style="normal" fo:font-weight="normal" fo:background-color="#ffffff" style:font-name-asian="LucidaGrande" style:font-size-asian="12pt" style:font-style-asian="normal" style:font-weight-asian="normal" style:font-name-complex="LucidaGrande" style:font-size-complex="12pt" style:font-style-complex="normal" style:font-weight-complex="normal"/>
    </style:style>
    <style:style style:name="P5" style:family="paragraph" style:parent-style-name="Standard">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6"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text-properties fo:color="#2b2b2b" style:font-name="Monaco1" fo:font-size="16pt" fo:font-style="normal" fo:font-weight="bold" fo:background-color="#ffffff" style:font-name-asian="Arial Unicode MS" style:font-size-asian="16pt" style:font-style-asian="normal" style:font-weight-asian="bold" style:font-name-complex="Tahoma" style:font-size-complex="16pt" style:font-style-complex="normal" style:font-weight-complex="bold"/>
    </style:style>
    <style:style style:name="P8" style:family="paragraph" style:parent-style-name="Standard">
      <style:paragraph-properties style:line-height-at-least="0.635cm"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9"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style:line-height-at-least="0.635cm" fo:text-align="start" style:justify-single-word="false" style:text-autospace="none"/>
    </style:style>
    <style:style style:name="P11" style:family="paragraph" style:parent-style-name="Standard">
      <style:paragraph-properties fo:margin-top="0cm" fo:margin-bottom="0.423cm" style:line-height-at-least="0.635cm"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2" style:family="paragraph" style:parent-style-name="Standard">
      <style:paragraph-properties fo:margin-top="0cm" fo:margin-bottom="0.423cm"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3" style:family="paragraph" style:parent-style-name="Standard">
      <style:paragraph-properties fo:margin-top="0cm" fo:margin-bottom="0.423cm" style:line-height-at-least="0.635cm" fo:text-align="start" style:justify-single-word="false" style:text-autospace="none"/>
      <style:text-properties fo:color="#2b2b2b"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4" style:family="paragraph" style:parent-style-name="Standard">
      <style:paragraph-properties fo:margin-top="0cm" fo:margin-bottom="0.423cm" style:line-height-at-least="0.635cm"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5" style:family="paragraph" style:parent-style-name="Standard">
      <style:paragraph-properties fo:margin-top="0cm" fo:margin-bottom="0.423cm" style:line-height-at-least="0.635cm" fo:text-align="start" style:justify-single-word="false" style:text-autospace="none"/>
    </style:style>
    <style:style style:name="P16" style:family="paragraph" style:parent-style-name="Standard">
      <style:paragraph-properties fo:margin-top="0cm" fo:margin-bottom="0.423cm" style:line-height-at-least="0.635cm"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7" style:family="paragraph" style:parent-style-name="Standard">
      <style:paragraph-properties fo:margin-top="0cm" fo:margin-bottom="0.423cm" style:line-height-at-least="0.635cm"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8" style:family="paragraph" style:parent-style-name="Standard">
      <style:paragraph-properties fo:margin-top="0cm" fo:margin-bottom="0.529cm" style:line-height-at-least="0.529cm"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paragraph-properties fo:margin-top="0cm" fo:margin-bottom="0.529cm" style:line-height-at-least="0.529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Heading_20_2">
      <style:text-properties fo:font-size="16pt" fo:font-style="normal" style:font-size-asian="16pt" style:font-style-asian="normal" style:font-size-complex="16pt" style:font-style-complex="normal"/>
    </style:style>
    <style:style style:name="P21" style:family="paragraph" style:parent-style-name="Heading_20_2">
      <style:text-properties style:font-name="Monaco1" fo:font-size="16pt" style:font-size-asian="16pt" style:font-size-complex="16pt"/>
    </style:style>
    <style:style style:name="P2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4" style:family="paragraph" style:parent-style-name="Heading_20_1">
      <style:text-properties fo:font-weight="normal" style:font-weight-asian="normal" style:font-weight-complex="normal"/>
    </style:style>
    <style:style style:name="P25" style:family="paragraph" style:parent-style-name="Standard" style:list-style-name="L1">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list-style-name="L1">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list-style-name="L1">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Standard" style:list-style-name="L1">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9" style:family="paragraph" style:parent-style-name="Standard" style:list-style-name="L1">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0" style:family="paragraph" style:parent-style-name="Standard" style:list-style-name="L1">
      <style:paragraph-properties style:line-height-at-least="0.635cm"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32" style:family="paragraph" style:parent-style-name="Standard">
      <style:paragraph-properties fo:margin-top="0cm" fo:margin-bottom="0.423cm" style:line-height-at-least="0.635cm"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33" style:family="paragraph" style:parent-style-name="Standard">
      <style:paragraph-properties fo:margin-top="0cm" fo:margin-bottom="0.423cm" style:line-height-at-least="0.635cm"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34" style:family="paragraph" style:parent-style-name="Standard">
      <style:paragraph-properties fo:margin-top="0cm" fo:margin-bottom="0.423cm" style:line-height-at-least="0.635cm" fo:text-align="start" style:justify-single-word="false" style:text-autospace="none"/>
    </style:style>
    <style:style style:name="P35" style:family="paragraph" style:parent-style-name="Text_20_body">
      <style:paragraph-properties fo:margin-top="0cm" fo:margin-bottom="0.423cm" style:line-height-at-least="0.635cm"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Monaco1" fo:font-size="12pt" fo:font-style="normal" fo:font-weight="normal" fo:background-color="#ffffff" style:font-name-asian="Monaco1" style:font-size-asian="12pt" style:font-style-asian="normal" style:font-weight-asian="normal" style:font-name-complex="Monaco1" style:font-size-complex="12pt" style:font-style-complex="normal" style:font-weight-complex="normal"/>
    </style:style>
    <style:style style:name="T10" style:family="text">
      <style:text-properties fo:color="#2b2b2b" style:font-name="Monaco1"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11" style:family="text">
      <style:text-properties fo:color="#2b2b2b" style:font-name="Monaco1"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12"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3" style:family="text">
      <style:text-properties style:font-name="Monaco1"/>
    </style:style>
    <style:style style:name="T14" style:family="text">
      <style:text-properties style:font-name="Monaco1" fo:font-size="16pt" style:font-size-asian="16pt" style:font-size-complex="16pt"/>
    </style:style>
    <style:style style:name="T15"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6" style:family="text">
      <style:text-properties style:font-name="Monaco1" style:font-name-asian="Monaco1" style:font-name-complex="Monaco1"/>
    </style:style>
    <style:style style:name="T17" style:family="text">
      <style:text-properties fo:font-style="italic" style:font-style-asian="italic" style:font-style-complex="italic"/>
    </style:style>
    <style:style style:name="T18" style:family="text">
      <style:text-properties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19" style:family="text">
      <style:text-properties style:text-underline-style="solid" style:text-underline-width="auto" style:text-underline-color="font-color"/>
    </style:style>
    <style:style style:name="T20" style:family="text">
      <style:text-properties fo:font-size="10pt" fo:font-style="italic" style:font-size-asian="10pt" style:font-style-asian="italic" style:font-size-complex="10pt" style:font-style-complex="italic"/>
    </style:style>
    <style:style style:name="T21" style:family="text">
      <style:text-properties style:font-name="ArialMT" fo:font-size="15pt" fo:font-weight="bold" style:font-name-asian="ArialMT" style:font-size-asian="15pt" style:font-weight-asian="bold" style:font-name-complex="ArialMT" style:font-size-complex="15pt" style:font-weight-complex="bold"/>
    </style:style>
    <style:style style:name="T2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6.165cm" svg:height="0.714cm" draw:z-index="0"><draw:image xlink:href="Pictures/10000000000000E90000001BA01F9EED.png" xlink:type="simple" xlink:show="embed" xlink:actuate="onLoad"/></draw:frame></draw:a></text:p>
      <text:p text:style-name="Standard"/>
      <text:p text:style-name="P9"/>
      <text:p text:style-name="P9">Version 2.7</text:p>
      <text:p text:style-name="Standard"/>
      <text:p text:style-name="P3"><text:span text:style-name="T20">Cette version est la traduction française de la </text:span><text:a xlink:type="simple" xlink:href="http://www.domassistant.com/documentation/"><text:span text:style-name="T20">documentation originale</text:span></text:a><text:span text:style-name="T20">.</text:span></text:p>
      <text:p text:style-name="P3"/>
      <text:p text:style-name="P3">DOMAssistant est constitué de 6 modules individuels dont seul le module <text:span text:style-name="T17">Core</text:span> est obligatoire. Chacun des modules complémentaires peut être utilisé sans aucune relation de dépendance avec les autres. Vous trouverez ci-dessous toutes les méthodes documentées et accompagnées d'exemples.</text:p>
      <text:p text:style-name="P3"/>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ommaire</text:p>
          </text:index-title>
          <text:p text:style-name="P37"><text:a xlink:type="simple" xlink:href="#1.DOMAssistant Core Module - Module de base|outline" text:style-name="Internet_20_link" text:visited-style-name="Internet_20_link">DOMAssistant Core Module - Module de base</text:a><text:tab/>2</text:p>
          <text:p text:style-name="P36"><text:a xlink:type="simple" xlink:href="#1.1.&#10;$(cssSelector/elementReference)|outline" text:style-name="Internet_20_link" text:visited-style-name="Internet_20_link"><text:line-break/>$(cssSelector/elementReference)</text:a><text:tab/>3</text:p>
          <text:p text:style-name="P36"><text:a xlink:type="simple" xlink:href="#1.2.&#10;$$(elementId)|outline" text:style-name="Internet_20_link" text:visited-style-name="Internet_20_link"><text:line-break/>$$(elementId)</text:a><text:tab/>3</text:p>
          <text:p text:style-name="P36"><text:a xlink:type="simple" xlink:href="#1.3.&#10;elmsByAttribute(attr, attrVal, tag)|outline" text:style-name="Internet_20_link" text:visited-style-name="Internet_20_link"><text:line-break/>elmsByAttribute(attr, attrVal, tag)</text:a><text:tab/>5</text:p>
          <text:p text:style-name="P36"><text:a xlink:type="simple" xlink:href="#1.4.&#10;each(functionRef)|outline" text:style-name="Internet_20_link" text:visited-style-name="Internet_20_link"><text:line-break/>each(functionRef)</text:a><text:tab/>6</text:p>
          <text:p text:style-name="P36"><text:a xlink:type="simple" xlink:href="#1.5.&#10;first()|outline" text:style-name="Internet_20_link" text:visited-style-name="Internet_20_link"><text:line-break/>first()</text:a><text:tab/>7</text:p>
          <text:p text:style-name="P36"><text:a xlink:type="simple" xlink:href="#1.6.&#10;end()|outline" text:style-name="Internet_20_link" text:visited-style-name="Internet_20_link"><text:line-break/>end()</text:a><text:tab/>7</text:p>
          <text:p text:style-name="P37"><text:a xlink:type="simple" xlink:href="#2.&#10;DOMAssistant AJAX - Module Ajax|outline" text:style-name="Internet_20_link" text:visited-style-name="Internet_20_link"><text:line-break/>DOMAssistant AJAX - Module Ajax</text:a><text:tab/>8</text:p>
          <text:p text:style-name="P36"><text:a xlink:type="simple" xlink:href="#2.1.&#10;get(url, callBack)|outline" text:style-name="Internet_20_link" text:visited-style-name="Internet_20_link"><text:line-break/>get(url, callBack)</text:a><text:tab/>8</text:p>
          <text:p text:style-name="P36"><text:a xlink:type="simple" xlink:href="#2.2.&#10;post(url, callBack)|outline" text:style-name="Internet_20_link" text:visited-style-name="Internet_20_link"><text:line-break/>post(url, callBack)</text:a><text:tab/>8</text:p>
          <text:p text:style-name="P36"><text:a xlink:type="simple" xlink:href="#2.3.&#10;load(url, add)|outline" text:style-name="Internet_20_link" text:visited-style-name="Internet_20_link"><text:line-break/>load(url, add)</text:a><text:tab/>9</text:p>
          <text:p text:style-name="P36"><text:a xlink:type="simple" xlink:href="#2.4.&#10;ajax(ajaxObject)|outline" text:style-name="Internet_20_link" text:visited-style-name="Internet_20_link"><text:line-break/>ajax(ajaxObject)</text:a><text:tab/>10</text:p>
          <text:p text:style-name="P36"><text:a xlink:type="simple" xlink:href="#2.5.&#10;getReadyState()|outline" text:style-name="Internet_20_link" text:visited-style-name="Internet_20_link"><text:line-break/>getReadyState()</text:a><text:tab/>11</text:p>
          <text:p text:style-name="P36"><text:a xlink:type="simple" xlink:href="#2.6.&#10;getStatus()|outline" text:style-name="Internet_20_link" text:visited-style-name="Internet_20_link"><text:line-break/>getStatus()</text:a><text:tab/>11</text:p>
          <text:p text:style-name="P36"><text:a xlink:type="simple" xlink:href="#2.7.&#10;getStatusText()|outline" text:style-name="Internet_20_link" text:visited-style-name="Internet_20_link"><text:line-break/>getStatusText()</text:a><text:tab/>12</text:p>
          <text:p text:style-name="P37"><text:a xlink:type="simple" xlink:href="#3.&#10;DOMAssistant Content - Module &quot;Contenu&quot;|outline" text:style-name="Internet_20_link" text:visited-style-name="Internet_20_link"><text:line-break/>DOMAssistant Content - Module "Contenu"</text:a><text:tab/>12</text:p>
          <text:p text:style-name="P36"><text:a xlink:type="simple" xlink:href="#3.1.&#10;prev()|outline" text:style-name="Internet_20_link" text:visited-style-name="Internet_20_link"><text:line-break/>prev()</text:a><text:tab/>12</text:p>
          <text:p text:style-name="P36"><text:a xlink:type="simple" xlink:href="#3.2.&#10;next()|outline" text:style-name="Internet_20_link" text:visited-style-name="Internet_20_link"><text:line-break/>next()</text:a><text:tab/>13</text:p>
          <text:p text:style-name="P36"><text:a xlink:type="simple" xlink:href="#3.3.&#10;create(name, attr, append, content)|outline" text:style-name="Internet_20_link" text:visited-style-name="Internet_20_link"><text:line-break/>create(name, attr, append, content)</text:a><text:tab/>13</text:p>
          <text:p text:style-name="P36"><text:a xlink:type="simple" xlink:href="#3.4.&#10;setAttributes(attr)|outline" text:style-name="Internet_20_link" text:visited-style-name="Internet_20_link"><text:line-break/></text:a><text:soft-page-break/><text:a xlink:type="simple" xlink:href="#3.4.&#10;setAttributes(attr)|outline" text:style-name="Internet_20_link" text:visited-style-name="Internet_20_link">setAttributes(attr)</text:a><text:tab/>14</text:p>
          <text:p text:style-name="P36"><text:a xlink:type="simple" xlink:href="#3.5.&#10;addContent(content)|outline" text:style-name="Internet_20_link" text:visited-style-name="Internet_20_link"><text:line-break/>addContent(content)</text:a><text:tab/>14</text:p>
          <text:p text:style-name="P36"><text:a xlink:type="simple" xlink:href="#3.6.&#10;replaceContent(newContent)|outline" text:style-name="Internet_20_link" text:visited-style-name="Internet_20_link"><text:line-break/>replaceContent(newContent)</text:a><text:tab/>15</text:p>
          <text:p text:style-name="P36"><text:a xlink:type="simple" xlink:href="#3.7.&#10;remove()|outline" text:style-name="Internet_20_link" text:visited-style-name="Internet_20_link"><text:line-break/>remove()</text:a><text:tab/>15</text:p>
          <text:p text:style-name="P37"><text:a xlink:type="simple" xlink:href="#4.&#10;DOMAssistant CSS - Module CSS|outline" text:style-name="Internet_20_link" text:visited-style-name="Internet_20_link"><text:line-break/>DOMAssistant CSS - Module CSS</text:a><text:tab/>16</text:p>
          <text:p text:style-name="P36"><text:a xlink:type="simple" xlink:href="#4.1.&#10;addClass(className)|outline" text:style-name="Internet_20_link" text:visited-style-name="Internet_20_link"><text:line-break/>addClass(className)</text:a><text:tab/>16</text:p>
          <text:p text:style-name="P36"><text:a xlink:type="simple" xlink:href="#4.2.&#10;removeClass(className)|outline" text:style-name="Internet_20_link" text:visited-style-name="Internet_20_link"><text:line-break/>removeClass(className)</text:a><text:tab/>16</text:p>
          <text:p text:style-name="P36"><text:a xlink:type="simple" xlink:href="#4.3.&#10;hasClass(className)|outline" text:style-name="Internet_20_link" text:visited-style-name="Internet_20_link"><text:line-break/>hasClass(className)</text:a><text:tab/>17</text:p>
          <text:p text:style-name="P36"><text:a xlink:type="simple" xlink:href="#4.4.&#10;setStyle(style, value)|outline" text:style-name="Internet_20_link" text:visited-style-name="Internet_20_link"><text:line-break/>setStyle(style, value)</text:a><text:tab/>17</text:p>
          <text:p text:style-name="P36"><text:a xlink:type="simple" xlink:href="#4.5.&#10;getStyle(cssRule)|outline" text:style-name="Internet_20_link" text:visited-style-name="Internet_20_link"><text:line-break/>getStyle(cssRule)</text:a><text:tab/>18</text:p>
          <text:p text:style-name="P37"><text:a xlink:type="simple" xlink:href="#5.&#10;DOMAssistant Events - Module &quot;événements&quot;|outline" text:style-name="Internet_20_link" text:visited-style-name="Internet_20_link"><text:line-break/>DOMAssistant Events - Module "événements"</text:a><text:tab/>18</text:p>
          <text:p text:style-name="P36"><text:a xlink:type="simple" xlink:href="#5.1.&#10;addEvent(evt, func)|outline" text:style-name="Internet_20_link" text:visited-style-name="Internet_20_link"><text:line-break/>addEvent(evt, func)</text:a><text:tab/>19</text:p>
          <text:p text:style-name="P36"><text:a xlink:type="simple" xlink:href="#5.2.&#10;removeEvent(evt, func)|outline" text:style-name="Internet_20_link" text:visited-style-name="Internet_20_link"><text:line-break/>removeEvent(evt, func)</text:a><text:tab/>19</text:p>
          <text:p text:style-name="P36"><text:a xlink:type="simple" xlink:href="#5.3.&#10;preventDefault(evt)|outline" text:style-name="Internet_20_link" text:visited-style-name="Internet_20_link"><text:line-break/>preventDefault(evt)</text:a><text:tab/>20</text:p>
          <text:p text:style-name="P36"><text:a xlink:type="simple" xlink:href="#5.4.&#10;cancelBubble(evt)|outline" text:style-name="Internet_20_link" text:visited-style-name="Internet_20_link"><text:line-break/>cancelBubble(evt)</text:a><text:tab/>20</text:p>
          <text:p text:style-name="P37"><text:a xlink:type="simple" xlink:href="#6.&#10;DOMAssistantLoad - Module chargement|outline" text:style-name="Internet_20_link" text:visited-style-name="Internet_20_link"><text:line-break/>DOMAssistantLoad - Module chargement</text:a><text:tab/>21</text:p>
          <text:p text:style-name="P36"><text:a xlink:type="simple" xlink:href="#6.1.&#10;DOMReady()|outline" text:style-name="Internet_20_link" text:visited-style-name="Internet_20_link"><text:line-break/>DOMReady()</text:a><text:tab/>21</text:p>
          <text:p text:style-name="P36"><text:a xlink:type="simple" xlink:href="#6.2.&#10;setErrorHandling(func)|outline" text:style-name="Internet_20_link" text:visited-style-name="Internet_20_link"><text:line-break/>setErrorHandling(func)</text:a><text:tab/>22</text:p>
          <text:p text:style-name="P37"><text:a xlink:type="simple" xlink:href="#7.&#10;Sélecteurs CSS supportés (CSS 1, CSS 2, CSS 3)|outline" text:style-name="Internet_20_link" text:visited-style-name="Internet_20_link"><text:line-break/>Sélecteurs CSS supportés (CSS 1, CSS 2, CSS 3)</text:a><text:tab/>22</text:p>
          <text:p text:style-name="P36"><text:a xlink:type="simple" xlink:href="#7.1.&#10;Sélecteurs CSS implémentés|outline" text:style-name="Internet_20_link" text:visited-style-name="Internet_20_link"><text:line-break/>Sélecteurs CSS implémentés</text:a><text:tab/>22</text:p>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23" text:outline-level="1">DOMAssistant <text:span text:style-name="T2">Core Module </text:span>- Module de base</text:h>
      <text:p text:style-name="Standard"><text:span text:style-name="T1"><text:line-break/></text:span><text:span text:style-name="T4">Le module de base DOMAssistant est obligatoire : il fournit un socle commun à l'ensemble des fonctionnalités de DOMAssistant. Il est constitué des fonctions et méthodes principales permettant de le mettre en oeuvre.</text:span></text:p>
      <text:h text:style-name="Heading_20_2" text:outline-level="2"><text:soft-page-break/><text:line-break/><text:span text:style-name="T14">$(cssSelector/elementReference)</text:span></text:h>
      <text:p text:style-name="P11">La méthode <text:span text:style-name="T17">$</text:span> est utilisée pour donner une référence à un ou plusieurs éléments. Elle supporte un sélecteur CSS en tant que chaîne de caractères <text:span text:style-name="T17">(string)</text:span> ou une référence déjà existante à un élément. Elle renverra l'élément (ou les éléments) correspondant(s) après lui (leur) avoir appliqué toute méthode DOMAssistant additionnelle. Un appel à l'une de ces méthodes échouera sans provoquer d'erreur si la méthode <text:span text:style-name="T17">$</text:span> a renvoyé un tableau <text:span text:style-name="T17">(array)</text:span> vide.</text:p>
      <text:p text:style-name="P18">Paramètres<text:line-break/><text:span text:style-name="T5">Un sélecteur CSS ou une référence objet.</text:span></text:p>
      <text:p text:style-name="P12"><text:span text:style-name="T3">Valeur de retour<text:line-break/></text:span>Renvoie toujours un tableau <text:span text:style-name="T17">(array)</text:span> constitué des éléments correspondants si un sélecteur CSS est passé en argument. Dans le cas où un objet unique est passé en argument, la méthode <text:span text:style-name="T17">$</text:span> renvoie cette même référence et, dans le cas où plusieurs références objets lui auraient été passées, elle renvoie un tableau constitué de celles-ci.</text:p>
      <text:p text:style-name="P18">Exemples de code</text:p>
      <text:p text:style-name="P16">$("#container input[type=text]");</text:p>
      <text:p text:style-name="P16">$("#navigation a");</text:p>
      <text:p text:style-name="P16">$("#news-list");</text:p>
      <text:p text:style-name="P16">$("#container", "#navigation .important-item", "#content");</text:p>
      <text:p text:style-name="P16">$(document.body);</text:p>
      <text:h text:style-name="P21" text:outline-level="2"><text:line-break/>$$(elementId)</text:h>
      <text:p text:style-name="P11">La méthode <text:span text:style-name="T17">$$</text:span> est utilisée pour obtenir une référence rapide à un élément, de la même maniére que document.getElementById. Elle renverra une référence directe à l'élément DOM trouvé, aprés lui avoir appliqué toute méthode DOMAssistant additionnelle.</text:p>
      <text:p text:style-name="P11">Contrairement à la méthode <text:span text:style-name="T17">$</text:span>, si la méthode <text:span text:style-name="T17">$$</text:span> n'a pas trouvé de résultat, elle provoquera une erreur si on tente de lui appliquer une méthode.</text:p>
      <text:p text:style-name="P18"><text:soft-page-break/>Paramètres<text:line-break/><text:span text:style-name="T18">Id</text:span><text:span text:style-name="T5"> de l'élément recherché</text:span></text:p>
      <text:p text:style-name="P12"><text:span text:style-name="T3">Valeur de retour<text:line-break/></text:span>Renvoie une référence DOM.</text:p>
      <text:p text:style-name="P18">Exemples de code</text:p>
      <text:p text:style-name="P17">$$("container");</text:p>
      <text:p text:style-name="P5">$$("navigation");</text:p>
      <text:p text:style-name="P5"/>
      <text:p text:style-name="P5"/>
      <text:p text:style-name="P7">cssSelect(cssSelector)</text:p>
      <text:p text:style-name="P7"/>
      <text:p text:style-name="P4">Utilisé sur une référence objet existante, permet d'utiliser un sélecteur CSS pour trouver un/des élément(s) enfant(s) de l'objet courant.</text:p>
      <text:p text:style-name="P4"/>
      <text:p text:style-name="P18">Paramètres</text:p>
      <text:p text:style-name="P2">cssSelector</text:p>
      <text:p text:style-name="P1">Chaîne de caractères (string) permettant de sélectionner le/les éléments désirés. <text:span text:style-name="T17">Obligatoire</text:span>.<text:span text:style-name="T21"><text:line-break/></text:span></text:p>
      <text:p text:style-name="P12"><text:span text:style-name="T21">Valeur de retour<text:line-break/><text:line-break/></text:span>Tout appel renvoie un tableau (array) constitué des références aux éléments trouvés.</text:p>
      <text:p text:style-name="P18">Exemples de code</text:p>
      <text:p text:style-name="P14">$(document).cssSelect(".mandatory");</text:p>
      <text:p text:style-name="Standard"><text:span text:style-name="T9">$$(DOMElementReference).cssSelect(".important[type=test]");</text:span><text:line-break/><text:line-break/><text:line-break/><text:span text:style-name="T15">elmsByClass(className, tag)</text:span></text:p>
      <text:p text:style-name="P12">Permet d'obtenir des éléments en se basant sur leur nom de classe. Cette méthode impose un paramètre obligatoire qui est le nom de classe recherché et accepte un paramètre optionnel si vous désirez restreindre la recherche sur un type de balise particulier.</text:p>
      <text:p text:style-name="P18">Paramètres</text:p>
      <text:p text:style-name="P2"><text:soft-page-break/>className</text:p>
      <text:p text:style-name="P1">Nom de la classe CSS à rechercher. <text:span text:style-name="T17">Obligatoire</text:span>.</text:p>
      <text:p text:style-name="P2"><text:line-break/>tag</text:p>
      <text:p text:style-name="P1">Rechercher seulement les éléments correspondant à ce type de balise. Optionnel.</text:p>
      <text:p text:style-name="P18"><text:line-break/>Valeur de retour</text:p>
      <text:p text:style-name="P12">Tout appel renvoie un tableau constitué des références aux éléments trouvés.</text:p>
      <text:p text:style-name="P18">Exemples de code</text:p>
      <text:p text:style-name="P14">$("#container").elmsByClass("mandatory");</text:p>
      <text:p text:style-name="P14">$$("container").elmsByClass("external-link", "a");</text:p>
      <text:h text:style-name="Heading_20_2" text:outline-level="2"><text:line-break/><text:span text:style-name="T15">elmsByAttribute(attr, attrVal, tag)</text:span></text:h>
      <text:p text:style-name="P12">Permet d'obtenir les éléments en se basant sur le fait qu'ils possédent un attribut particulier. Il est également possible de spécifier la valeur attendue de cet attribut et s'il faut limiter la recherche à un type de balise particulier. Seul le premier paramètre est obligatoire.</text:p>
      <text:p text:style-name="P18">Paramètres</text:p>
      <text:p text:style-name="P2">attr</text:p>
      <text:p text:style-name="P1">Nom de l'attribut à rechercher. <text:span text:style-name="T17">Obligatoire</text:span>.</text:p>
      <text:p text:style-name="P2"><text:line-break/>attrVal</text:p>
      <text:p text:style-name="P1">Valeur que l'attribut recherché doit posséder. Optionnel. Utilisez le caractére Joker ("*") si vous ne cherchez pas de valeur particulière mais que vous souhaitez tout de même spécifier un type de balise.</text:p>
      <text:p text:style-name="P2"><text:line-break/>tag</text:p>
      <text:p text:style-name="P1">Limiter la recherche aux éléments correspondant aux critères précédents <text:span text:style-name="T19">et</text:span> ayant ce type de balise.</text:p>
      <text:p text:style-name="P18"/>
      <text:p text:style-name="P12"><text:span text:style-name="T3">Valeur de retour<text:line-break/><text:line-break/></text:span><text:soft-page-break/>Tout appel renvoie un tableau constitué des références aux éléments trouvés.</text:p>
      <text:p text:style-name="P18">Exemples de code</text:p>
      <text:p text:style-name="P14">$("#container").elmsByAttribute("href");</text:p>
      <text:p text:style-name="P14">$$("container").elmsByAttribute("name", "subscription");</text:p>
      <text:p text:style-name="Standard"><text:span text:style-name="T7">$$("container").elmsByAttribute("type", "text", "input");</text:span></text:p>
      <text:p text:style-name="Standard"><text:span text:style-name="T10"/></text:p>
      <text:p text:style-name="Standard"><text:span text:style-name="T10"><text:line-break/></text:span><text:span text:style-name="T15">elmsByTag(tag)</text:span></text:p>
      <text:p text:style-name="P12">Permet d'obtenir les éléments en se basant sur leur nom de balise (c'est à dire l'élément dont il s'agit). Cette méthode impose un paramètre obligatoire qui est le type de la balise recherchée.</text:p>
      <text:p text:style-name="P18">Paramètres</text:p>
      <text:p text:style-name="P2">tag</text:p>
      <text:p text:style-name="P1">Nom du type de balise recherché. <text:span text:style-name="T17">Obligatoire</text:span>.</text:p>
      <text:p text:style-name="P18"><text:line-break/><text:span text:style-name="T3">Valeur de retour</text:span></text:p>
      <text:p text:style-name="P19">Tout appel renvoie un tableau constitué des références aux éléments trouvés.<text:line-break/><text:span text:style-name="T3"><text:line-break/>Exemples de code</text:span></text:p>
      <text:p text:style-name="P14">$$("container").elmsByTag("input");</text:p>
      <text:h text:style-name="Heading_20_2" text:outline-level="2"><text:line-break/><text:span text:style-name="T15">each(functionRef)</text:span></text:h>
      <text:p text:style-name="P12">Permet d'exécuter une fonction sur chacun des éléments d'une collection de références (renvoyées par les méthode <text:span text:style-name="T17">$</text:span> ou <text:span text:style-name="T17">$$</text:span>, par exemple).</text:p>
      <text:p text:style-name="P18">Valeur de retour</text:p>
      <text:p text:style-name="P12">Tout appel renvoie soit une référence à un élément unique, soit un tableau de références.</text:p>
      <text:p text:style-name="P18">Paramètres</text:p>
      <text:p text:style-name="P2">functionRef</text:p>
      <text:p text:style-name="P1">Fonction qui devra être appelée pour chaque élément du tableau sur lequel la <text:soft-page-break/>méthode est appelée. Cette fonction peut être anonyme ou une référence à une fonction.</text:p>
      <text:p text:style-name="P18"><text:line-break/>Exemples de code</text:p>
      <text:p text:style-name="P14">$("#navigation a").each(function () {<text:line-break/><text:tab/> // Do some JavaScript magic }<text:line-break/>);</text:p>
      <text:h text:style-name="P22" text:outline-level="2"><text:line-break/>first()</text:h>
      <text:p text:style-name="P12">Permet d'obtenir une référence au premier élément d'une collection.</text:p>
      <text:p text:style-name="P18">Valeur de retour</text:p>
      <text:p text:style-name="P12">Renvoie la référence au premier élément d'une collection, après lui avoir appliqué toute mthode DOMAssistant additionnelle.</text:p>
      <text:p text:style-name="P18">Paramètres</text:p>
      <text:p text:style-name="P12">Aucun</text:p>
      <text:p text:style-name="P18"><text:line-break/>Exemple de code</text:p>
      <text:p text:style-name="P14">$("#navigation a").first();</text:p>
      <text:h text:style-name="P22" text:outline-level="2"><text:line-break/>end()</text:h>
      <text:p text:style-name="P12">Permet de remonter d'un niveau dans le contexte de chaîne courant.</text:p>
      <text:p text:style-name="P18">Valeur de retour</text:p>
      <text:p text:style-name="P12">Renvoie une référence à l'élément pécédemment défini dans la chaîne.</text:p>
      <text:p text:style-name="P18">Paramètres</text:p>
      <text:p text:style-name="P1">Aucun</text:p>
      <text:p text:style-name="P18"><text:line-break/>Exemple de code</text:p>
      <text:p text:style-name="P14"><text:soft-page-break/>// Renvoie la référence à l'élément A<text:line-break/>$("#navigation a").create("span", null, true).end();</text:p>
      <text:h text:style-name="P24" text:outline-level="1"><text:line-break/>DOMAssistant AJAX - Module Ajax</text:h>
      <text:p text:style-name="P11">Le module Ajax de DOMAssistant offre les fonctionnalités AJAX de base permettant d'accéder à des données à partir d'un URL et d'en traiter le contenu renvoyé avec une fonction quelconque ou de charger ce contenu dans un élément de la page.</text:p>
      <text:h text:style-name="P20" text:outline-level="2"><text:line-break/>get(url, callBack)</text:h>
      <text:p text:style-name="P11">Exécute une requête <text:span text:style-name="T17">GET</text:span> sur l'URL spécifié et appelle la fonction de callBack définie. Le premier paramètre de cette fonction de callBack sera le texte de réponse <text:span text:style-name="T17">(responseText)</text:span> de la requête AJAX. Si cette méthode est appelée sur un élément, le contexte de la fonction de callBack sera cet élément, c'est à dire que le mot-clé <text:span text:style-name="T17">this</text:span> fera référence à l'élément qui aura appelé la méthode <text:span text:style-name="T17">get()</text:span> en premier.</text:p>
      <text:p text:style-name="P18">Paramètres</text:p>
      <text:p text:style-name="P2">url</text:p>
      <text:p text:style-name="P1">URL sur lequel faire la requête AJAX. <text:span text:style-name="T17">Obligatoire</text:span>.</text:p>
      <text:p text:style-name="P2"><text:line-break/>callBack</text:p>
      <text:p text:style-name="P1">Nom de fonction ou fonction anonyme à appeler lorsque la requête est complète. <text:span text:style-name="T17">Optionnel</text:span>.</text:p>
      <text:p text:style-name="P18"><text:line-break/>Valeur de retour</text:p>
      <text:p text:style-name="P12">Aucune.</text:p>
      <text:p text:style-name="P18">Exemples de code</text:p>
      <text:p text:style-name="P14">$("news").get("news.php", insertNews);</text:p>
      <text:p text:style-name="P14">DOMAssistant.AJAX.get("my-url.aspx", callbackFunctionName);</text:p>
      <text:h text:style-name="Heading_20_2" text:outline-level="2"><text:soft-page-break/><text:line-break/>post(url, callBack)</text:h>
      <text:p text:style-name="P12">Exécute une requête <text:span text:style-name="T17">POST</text:span> sur l'URL spécifié et appelle la fonction de callBack définie. Le premier paramètre de la fonction de callBack sera de texte de la réponse <text:span text:style-name="T17">(responseText)</text:span> de l'appel AJAX. Si cette méthode est appelée sur un élément, le contexte de la fonction de callBack sera cet élément, c'est à dire que le mot-clé this fera référence à l'élément qui aura appelée la méthode <text:span text:style-name="T17">post()</text:span> en premier.</text:p>
      <text:p text:style-name="P18">Paramètres</text:p>
      <text:p text:style-name="P2">url</text:p>
      <text:p text:style-name="P1">URL sur lequel faire la requête AJAX. <text:span text:style-name="T17">Obligatoire</text:span>.</text:p>
      <text:p text:style-name="P2"><text:line-break/>callBack</text:p>
      <text:p text:style-name="P1">Nom de fonction ou fonction anonyme à appeler lorsque la requête est complète. <text:span text:style-name="T17">Optionnel</text:span>.</text:p>
      <text:p text:style-name="P18"><text:line-break/>Valeur de retour</text:p>
      <text:p text:style-name="P12">Aucune.</text:p>
      <text:p text:style-name="P18">Exemples de code</text:p>
      <text:p text:style-name="P14">$("news").post("news.php?value=true", insertNews);</text:p>
      <text:p text:style-name="P14">DOMAssistant.AJAX.post("my-url.aspx?number=10", callbackFunctionName);</text:p>
      <text:h text:style-name="Heading_20_2" text:outline-level="2"><text:line-break/>load(url, add)</text:h>
      <text:p text:style-name="P12">Exécute une requête sur l'URL spécifié et charge le contenu renvoyé dans l'élément sur lequel la méthode est appelée.</text:p>
      <text:p text:style-name="P18">Paramètres</text:p>
      <text:p text:style-name="P2">url</text:p>
      <text:p text:style-name="P1">URL sur lequel faire la requête AJAX. <text:span text:style-name="T17">Obligatoire</text:span>.</text:p>
      <text:p text:style-name="P2"><text:line-break/>add</text:p>
      <text:p text:style-name="P1"><text:span text:style-name="T17">Booléen</text:span>, si le contenu renvoyé doit être ajouté au contenu existant au lieu de <text:soft-page-break/>le remplacer. <text:span text:style-name="T17">Optionnel</text:span>.</text:p>
      <text:p text:style-name="P18"><text:line-break/>Valeur de retour</text:p>
      <text:p text:style-name="P12">Aucune.</text:p>
      <text:p text:style-name="P18">Exemples de code</text:p>
      <text:p text:style-name="P14">$("directions").load("maps.php");</text:p>
      <text:p text:style-name="P14">$("contacts”).load("staff.aspx", <text:span text:style-name="T7">true</text:span>);</text:p>
      <text:h text:style-name="Heading_20_2" text:outline-level="2"><text:line-break/>ajax(ajaxObject)</text:h>
      <text:p text:style-name="P12">Méthode générique permettant d'exécuter des requêtes AJAX avancées dont les paramètres sont définis manuellement.<text:line-break/><text:line-break/><text:span text:style-name="T21">Paramètres<text:line-break/><text:line-break/></text:span><text:span text:style-name="T22">ajaxObject</text:span></text:p>
      <text:p text:style-name="P1">Objet JavaScript dont différents paramètres sont définis. Les paramètres disponibles sont les suivants : </text:p>
      <text:p text:style-name="P1"/>
      <text:list text:style-name="L1">
        <text:list-item>
          <text:p text:style-name="P25">url</text:p>
        </text:list-item>
        <text:list-item>
          <text:p text:style-name="P25">method (<text:span text:style-name="T16">"</text:span>GET<text:span text:style-name="T16">"</text:span> ou <text:span text:style-name="T16">"</text:span>POST<text:span text:style-name="T16">"</text:span>)</text:p>
        </text:list-item>
        <text:list-item>
          <text:p text:style-name="P25">params</text:p>
        </text:list-item>
        <text:list-item>
          <text:p text:style-name="P25">callback (référence de fonction)</text:p>
        </text:list-item>
        <text:list-item>
          <text:p text:style-name="P25">headers</text:p>
        </text:list-item>
        <text:list-item>
          <text:p text:style-name="P25">responseType (<text:span text:style-name="T16">"</text:span>text<text:span text:style-name="T16">"</text:span> ou <text:span text:style-name="T16">"</text:span>xml<text:span text:style-name="T16">"</text:span>)</text:p>
        </text:list-item>
      </text:list>
      <text:p text:style-name="P1"/>
      <text:p text:style-name="P1">L'objet est obligatoire mais, en l'absence de paramètres, seul l'url est invoqué. S'il n'est pas renseigné, il se résume à une requête GET avec un responseType <text:span text:style-name="T16">"text".</text:span></text:p>
      <text:p text:style-name="P8"><text:line-break/>Valeur de retour</text:p>
      <text:p text:style-name="P12">L'élément qui a appelé la fonction.</text:p>
      <text:p text:style-name="P18">Exemple de code</text:p>
      <text:p text:style-name="P35">$("#container").ajax({<text:line-break/><text:soft-pag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line-break/>});</text:p>
      <text:h text:style-name="Heading_20_2" text:outline-level="2"><text:line-break/>getReadyState()</text:h>
      <text:p text:style-name="P12">Méthode-outil pour tester l'état <text:span text:style-name="T17">(readyState)</text:span> courant de la requête <text:span text:style-name="T17">XMLHttpRequest</text:span>.</text:p>
      <text:p text:style-name="P18">Paramètres</text:p>
      <text:p text:style-name="P12">Aucun.</text:p>
      <text:p text:style-name="P18">Valeur de retour</text:p>
      <text:p text:style-name="P13">Nombre (integer)</text:p>
      <text:p text:style-name="P12">0 = Non initialisé<text:line-break/><text:span text:style-name="T5">1 = en chargement<text:line-break/>2 = chargé<text:line-break/>3 = interactif<text:line-break/>4 = complet</text:span></text:p>
      <text:p text:style-name="P18"><text:line-break/>Exemples de code</text:p>
      <text:p text:style-name="P14">DOMAssistant.AJAX.getReadyState();</text:p>
      <text:h text:style-name="Heading_20_2" text:outline-level="2"><text:line-break/>getStatus()</text:h>
      <text:p text:style-name="P12">Méthode-outil pour tester le statut <text:span text:style-name="T17">(status)</text:span> courant de la requête <text:span text:style-name="T17">XMLHttpRequest</text:span>.</text:p>
      <text:p text:style-name="P18">Paramètres</text:p>
      <text:p text:style-name="P12"><text:soft-page-break/>Aucun</text:p>
      <text:p text:style-name="P18">Valeur de retour</text:p>
      <text:p text:style-name="P12"><text:span text:style-name="T17">Nombre (integer).</text:span> Exemples : <text:span text:style-name="T17">200</text:span> pour Ok ou <text:span text:style-name="T17">404</text:span> pour non-trouvé.</text:p>
      <text:p text:style-name="P18">Exemples de code</text:p>
      <text:p text:style-name="P14">DOMAssistant.AJAX.getStatus();</text:p>
      <text:h text:style-name="Heading_20_2" text:outline-level="2"><text:line-break/>getStatusText()</text:h>
      <text:p text:style-name="P12">Méthode outil pour tester le <text:span text:style-name="T17">readyState</text:span> courant de la requête <text:span text:style-name="T17">XMLHttpRequest</text:span>.</text:p>
      <text:p text:style-name="P18">Paramètres</text:p>
      <text:p text:style-name="P12">Aucun.</text:p>
      <text:p text:style-name="P18">Valeur de retour</text:p>
      <text:p text:style-name="P12"><text:span text:style-name="T17">Chaîne (string)</text:span>. Le texte qui accompagne le statut.</text:p>
      <text:p text:style-name="P18">Exemples de code</text:p>
      <text:p text:style-name="P14">DOMAssistant.AJAX.getStatusText();</text:p>
      <text:h text:style-name="P24" text:outline-level="1"><text:line-break/>DOMAssistant Content - Module "Contenu"</text:h>
      <text:p text:style-name="P11">Le module "contenu" de DOMAssistant propose diverses méthodes pour ajouter et enlever du contenu et des éléments à une page.</text:p>
      <text:h text:style-name="Heading_20_2" text:outline-level="2"><text:line-break/>prev()</text:h>
      <text:p text:style-name="P11">Trouve la référence de l'élément HTML immédiatement précédent en sautant automatiquement tout noeud-texte qui pourrait se trouver entre deux.</text:p>
      <text:p text:style-name="P18">Paramètres</text:p>
      <text:p text:style-name="P12">Aucun.</text:p>
      <text:p text:style-name="P18"><text:soft-page-break/>Valeur de retour</text:p>
      <text:p text:style-name="P12">Référence de l'élément précédant celui sur lequel est appelée la méthode.</text:p>
      <text:p text:style-name="P18">Exemple de code</text:p>
      <text:p text:style-name="P14">$("container").prev();</text:p>
      <text:h text:style-name="Heading_20_2" text:outline-level="2"><text:line-break/>next()</text:h>
      <text:p text:style-name="P12">Trouve la référence de l'élément HTML suivant en sautant automatiquement tout noeud-texte qui pourrait se trouver entre deux.</text:p>
      <text:p text:style-name="P18">Paramètres</text:p>
      <text:p text:style-name="P12">Aucun.</text:p>
      <text:p text:style-name="P18">Valeur de retour</text:p>
      <text:p text:style-name="P12">Référence de l'élément qui suit celui sur lequel est appelée la méthode.</text:p>
      <text:p text:style-name="P18">Exemple de code</text:p>
      <text:p text:style-name="P14">$("container").next();</text:p>
      <text:h text:style-name="Heading_20_2" text:outline-level="2"><text:line-break/>create(name, attr, append, content)</text:h>
      <text:p text:style-name="P12">Crée un élément et, optionnellement, lui applique des attributs, l'ajoute à l'élément sur lequel est appelée la méthode et lui ajoute un contenu.</text:p>
      <text:p text:style-name="P18">Paramètres</text:p>
      <text:p text:style-name="P2">name</text:p>
      <text:p text:style-name="P1">Type de la balise du nouvel élément. <text:span text:style-name="T17">Obligatoire</text:span>.</text:p>
      <text:p text:style-name="P2"><text:line-break/>attr</text:p>
      <text:p text:style-name="P1">Un objet contenant des attributs et leurs valeurs. <text:span text:style-name="T17">Optionnel</text:span>.</text:p>
      <text:p text:style-name="P2"><text:line-break/>append</text:p>
      <text:p text:style-name="P1"><text:span text:style-name="T17">Booléen.</text:span><text:span text:style-name="T5"> </text:span>Suivant que le nouvel élément doit ou non être ajouté immédiatement. Optionnel.</text:p>
      <text:p text:style-name="P2"><text:soft-page-break/><text:line-break/>content</text:p>
      <text:p text:style-name="P1">Une chaîne <text:span text:style-name="T17">(string)</text:span> ou un objet HTML qui deviendra le contenu de l'élément à sa création. Otionnel.</text:p>
      <text:p text:style-name="P18"><text:line-break/>Valeur de retour</text:p>
      <text:p text:style-name="P12">L'élément créé par la méthode.</text:p>
      <text:p text:style-name="P18">Exemples de code</text:p>
      <text:p text:style-name="P14">$("container").create("div");</text:p>
      <text:p text:style-name="P14">$("container").create("div", { id : "my-div", className : "my-class" });</text:p>
      <text:p text:style-name="P14">$("container").create("div", null, false, "Hello!");</text:p>
      <text:p text:style-name="P14">$("container").create("div", { id : "my-div", className : "my-class" }, true, "Hi there!");</text:p>
      <text:h text:style-name="Heading_20_2" text:outline-level="2"><text:line-break/>setAttributes(attr)</text:h>
      <text:p text:style-name="P12">Définit des attributs à l'élément sur lequel est appelée la méthode.</text:p>
      <text:p text:style-name="P18">Paramètres</text:p>
      <text:p text:style-name="P2">attr</text:p>
      <text:p text:style-name="P1">Un objet contenant les attributs et leurs valeurs. <text:span text:style-name="T17">Obligatoire</text:span>.</text:p>
      <text:p text:style-name="P18"/>
      <text:p text:style-name="P18">Valeur de retour</text:p>
      <text:p text:style-name="P12">L'élément qui a appelé la méthode.</text:p>
      <text:p text:style-name="P18">Exemple de code</text:p>
      <text:p text:style-name="P14">$("container").setAttributes({ id : "my-div", className : "my-class" });</text:p>
      <text:h text:style-name="Heading_20_2" text:outline-level="2"><text:soft-page-break/><text:line-break/>addContent(content)</text:h>
      <text:p text:style-name="P12">Ajoute du contenu à l'élément sur lequel est appliquée la méthode.</text:p>
      <text:p text:style-name="P18">Paramètres</text:p>
      <text:p text:style-name="P2">content</text:p>
      <text:p text:style-name="P1">Peut être soit une chaîne <text:span text:style-name="T17">(string)</text:span>, laquelle sera appliquée en utilisant <text:span text:style-name="T17">innerHTML</text:span>, soit un objet HTML qui sera appliqué en utilisant <text:span text:style-name="T17">appendChild</text:span>.</text:p>
      <text:p text:style-name="P18"><text:line-break/>Valeur de retour</text:p>
      <text:p text:style-name="P12">L'élément qui a appelé la méthode.</text:p>
      <text:p text:style-name="P18">Exemples de code</text:p>
      <text:p text:style-name="P14">$("container").addContent("&lt;p&gt;A new paragraph&lt;/p&gt;");</text:p>
      <text:p text:style-name="P14">$("container").addContent(document.createElement("p"));</text:p>
      <text:h text:style-name="Heading_20_2" text:outline-level="2"><text:line-break/>replaceContent(newContent)</text:h>
      <text:p text:style-name="P12">Remplace le contenu de l'élément sur lequel est appliquée la méthode par autre chose.</text:p>
      <text:p text:style-name="P18">Paramètres</text:p>
      <text:p text:style-name="P2">newContent</text:p>
      <text:p text:style-name="P1">Peut être soit une chaîne <text:span text:style-name="T17">(string)</text:span>, laquelle sera appliquée en utilisant <text:span text:style-name="T17">innerHTML</text:span>, soit un objet <text:s/>HTML qui sera appliqué en utilisant <text:span text:style-name="T17">appendChild</text:span>.</text:p>
      <text:p text:style-name="P18"><text:line-break/>Valeur de retour</text:p>
      <text:p text:style-name="P12">L'élément qui a appelé la méthode.</text:p>
      <text:p text:style-name="P18">Exemples de code</text:p>
      <text:p text:style-name="P14">$("container").replaceContent("&lt;p&gt;A new paragraph&lt;/p&gt;");</text:p>
      <text:p text:style-name="P14">$("container").replaceContent(document.createElement("p"));</text:p>
      <text:h text:style-name="Heading_20_2" text:outline-level="2"><text:soft-page-break/><text:line-break/>remove()</text:h>
      <text:p text:style-name="P12">Supprime l'élément sur lequel est appelée la méthode.</text:p>
      <text:p text:style-name="P18">Paramètres</text:p>
      <text:p text:style-name="P12">Aucun.</text:p>
      <text:p text:style-name="P18">Valeur de retour</text:p>
      <text:p text:style-name="P12">Null.</text:p>
      <text:p text:style-name="P18">Exemple de code</text:p>
      <text:p text:style-name="P14">$("container").remove();</text:p>
      <text:h text:style-name="P24" text:outline-level="1"><text:line-break/>DOMAssistant CSS - Module CSS</text:h>
      <text:p text:style-name="P11">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11">Ajoute un nom de classe à l'élément sur lequel porte la méthode, sauf si ce nom de classe existe déjà.</text:p>
      <text:p text:style-name="P18">Paramètres</text:p>
      <text:p text:style-name="P2">className</text:p>
      <text:p text:style-name="P1">Nom de la classe qui doit être ajoutée. <text:span text:style-name="T17">Obligatoire</text:span>.</text:p>
      <text:p text:style-name="P18"><text:line-break/>Valeur de retour</text:p>
      <text:p text:style-name="P12">L'élément qui a appelé la méthode.</text:p>
      <text:p text:style-name="P18">Exemple de code</text:p>
      <text:p text:style-name="P14">$("container").addClass("selected");</text:p>
      <text:h text:style-name="Heading_20_2" text:outline-level="2"><text:soft-page-break/><text:line-break/>removeClass(className)</text:h>
      <text:p text:style-name="P12">Supprime un.nom de classe de l'élément sur lequel est appelée la méthode.</text:p>
      <text:p text:style-name="P18">Paramètres</text:p>
      <text:p text:style-name="P2">className</text:p>
      <text:p text:style-name="P1">Nom de la classe qui doit être supprimée. <text:span text:style-name="T17">Obligatoire</text:span>.</text:p>
      <text:p text:style-name="P18"><text:line-break/>Valeur de retour</text:p>
      <text:p text:style-name="P12">L'élément qui a appelé la méthode.</text:p>
      <text:p text:style-name="P18">Exemple de code</text:p>
      <text:p text:style-name="P14">$("container").removeClass("selected");</text:p>
      <text:h text:style-name="Heading_20_2" text:outline-level="2"><text:line-break/>hasClass(className)</text:h>
      <text:p text:style-name="P12">Teste si l'élément sur lequel est appelée la méthode possède ce nom de classe.</text:p>
      <text:p text:style-name="P18">Paramètres</text:p>
      <text:p text:style-name="P2">className</text:p>
      <text:p text:style-name="P1">Nom de la classe dont on souhaite tester la présence.</text:p>
      <text:p text:style-name="P18"><text:line-break/>Valeur de retour</text:p>
      <text:p text:style-name="P12"><text:span text:style-name="T17">Booléen</text:span>. Suivant que l'élément possède cette classe ou non.</text:p>
      <text:p text:style-name="P18">Exemple de code</text:p>
      <text:p text:style-name="P14">$("container").hasClass("selected");</text:p>
      <text:h text:style-name="Heading_20_2" text:outline-level="2"><text:line-break/>setStyle(style, value)</text:h>
      <text:p text:style-name="P15"><text:span text:style-name="T5">Définit un ou plusieurs styles pour un élément. </text:span><text:span text:style-name="T6">Note :</text:span><text:span text:style-name="T5"> cette méthode utilise la syntaxe CSS et non celle de JavaScript pour les propriétés ; c'est à dire </text:span><text:span text:style-name="T7">background-color</text:span><text:span text:style-name="T5"> à la place de </text:span><text:span text:style-name="T7">backgroundColor</text:span><text:span text:style-name="T5"> etc.</text:span></text:p>
      <text:p text:style-name="P18">Paramètres</text:p>
      <text:p text:style-name="P2"><text:soft-page-break/>style</text:p>
      <text:p text:style-name="P10"><text:span text:style-name="T5">Propriété CSS à définir. Il peut s'agir d'une chaîne de caractères (</text:span><text:span text:style-name="T6">string</text:span><text:span text:style-name="T5">), qui est alors utilisée conjointement avec le paramètre </text:span><text:span text:style-name="T11">value</text:span><text:span text:style-name="T5">, ou d'un objet avec plusieurs valeurs de styles. </text:span><text:span text:style-name="T6">Obligatoire</text:span><text:span text:style-name="T5">.</text:span></text:p>
      <text:p text:style-name="P1"/>
      <text:p text:style-name="P2">value</text:p>
      <text:p text:style-name="P10"><text:span text:style-name="T5">La valeur définie pour le style, si le paramètre </text:span><text:span text:style-name="T8">style</text:span><text:span text:style-name="T5"> est une chaîne de caractères (</text:span><text:span text:style-name="T6">string</text:span><text:span text:style-name="T5">). </text:span><text:span text:style-name="T6">Optionnel</text:span><text:span text:style-name="T5">.</text:span></text:p>
      <text:p text:style-name="P18"><text:line-break/>Valeur de retour</text:p>
      <text:p text:style-name="P12">L'élément qui a appelé la méthode.</text:p>
      <text:p text:style-name="P18">Exemples de code</text:p>
      <text:p text:style-name="P6">$("#container").setStyle("border", "10px solid red");<text:line-break/></text:p>
      <text:p text:style-name="P6">$("#container").setStyle({<text:line-break/><text:tab/>background : "#ffffa2",<text:line-break/><text:tab/>color : "#f00"<text:line-break/>});</text:p>
      <text:h text:style-name="Heading_20_2" text:outline-level="2"><text:line-break/>getStyle(cssRule)</text:h>
      <text:p text:style-name="P12">Récupère la valeur du style pour une propriété CSS de l'élément sur lequel est appelée la méthode sans tenir compte du fait qu'il ait été appliqué dynamiquement ou depuis une feuille de styles externe. <text:span text:style-name="T17">Note :</text:span> Assurez-vous de chercher une propriété précise plutôt qu'une propriété globale, c'est à dire <text:span text:style-name="T17">background-color</text:span> plutôt que <text:span text:style-name="T17">background</text:span>.</text:p>
      <text:p text:style-name="P18">Paramètres</text:p>
      <text:p text:style-name="P2">cssRule</text:p>
      <text:p text:style-name="P1">Propriété CSS dont on souhaite récupérer la valeur. Utilisez la syntaxe CSS orthodoxe pour la propriété, c'est à dire <text:span text:style-name="T17">background-color</text:span> et non <text:span text:style-name="T17">background</text:span>. Obligatoire.</text:p>
      <text:p text:style-name="P18"><text:line-break/>Valeur de retour</text:p>
      <text:p text:style-name="P12">Chaîne de caractères <text:span text:style-name="T17">(string)</text:span>. Valeur du style recherché.</text:p>
      <text:p text:style-name="P18">Exemple de code</text:p>
      <text:p text:style-name="P14"><text:soft-page-break/>$("container").getStyle("background-color");</text:p>
      <text:h text:style-name="P24" text:outline-level="1"><text:line-break/>DOMAssistant Events - Module "événements"</text:h>
      <text:p text:style-name="P11">Le module "événements" de DOMAssistant propose différentes méthodes pour ajouter et supprimer des gestionnaires <text:span text:style-name="T17">(event handlers)</text:span> pour un ou plusieurs événements sur un élément. Il contient également des fonctionnalités pour empêcher le comportement par défaut et la propagation <text:span text:style-name="T17">(bubbling)</text:span> des événements.</text:p>
      <text:h text:style-name="Heading_20_2" text:outline-level="2"><text:line-break/>addEvent(evt, func)</text:h>
      <text:p text:style-name="P11">Ajoute un gestionnaire d'événement pour l'élement sur lequel est appelée la méthode. De multiples gestionnaires d'événements sont supportés et la fonction appelée recevra une référence à ce gestionnaire ainsi qu'une référence <text:span text:style-name="T17">this</text:span> à l'élément sur lequel l'événement a été déclenché, sans avoir à se soucier du type de navigateur. <text:span text:style-name="T17">Pour des raison d'accessibilité, assurez-vous d'appliquer les gestionnaires de clicks uniquement sur des éléments qui les autorisent même si Javascript est désactivé.</text:span></text:p>
      <text:p text:style-name="P18">Paramètres</text:p>
      <text:p text:style-name="P2">evt</text:p>
      <text:p text:style-name="P1">Type d'événement à détecter, spécifié en tant que chaîne de caractères <text:span text:style-name="T17">(string)</text:span> sans le préfixe <text:span text:style-name="T17">"on"</text:span>.</text:p>
      <text:p text:style-name="P2"><text:line-break/>func</text:p>
      <text:p text:style-name="P1">Fonction pour traiter l'événement, spécifiée comme référence à une fonction (sans les parenthèses) ou une fonction anonyme.</text:p>
      <text:p text:style-name="P18"><text:line-break/>Valeur de retour</text:p>
      <text:p text:style-name="P12">L'élément qui a appelé la méthode.</text:p>
      <text:p text:style-name="P18">Exemples de code</text:p>
      <text:p text:style-name="P14">$("container").addEvent("click", getListing);</text:p>
      <text:p text:style-name="P14"><text:soft-page-break/>$("container").addEvent("click", function (){ alert("Hello darling!"); });</text:p>
      <text:h text:style-name="Heading_20_2" text:outline-level="2"><text:line-break/>removeEvent(evt, func)</text:h>
      <text:p text:style-name="P12">Supprime un gestionnaire d'événement lié à l'élément sur lequel est appelée la méthode. Ne fonctionne qu'avec des références de fonctions et <text:span text:style-name="T19">pas</text:span> avec des fonctions anonymes.</text:p>
      <text:p text:style-name="P18">Paramètres</text:p>
      <text:p text:style-name="P2">evt</text:p>
      <text:p text:style-name="P1">Gestionnaire d'événement à supprimer, spécifié sous forme d'une chaîne de caractères <text:span text:style-name="T17">(string)</text:span> sans le préfixe <text:span text:style-name="T17">"on"</text:span>.</text:p>
      <text:p text:style-name="P2"><text:line-break/>func</text:p>
      <text:p text:style-name="P1">Fonction à appeler à l'arrêt, spécifiée sous forme d'une référence de fonction (sans les parenthèses).</text:p>
      <text:p text:style-name="P18"><text:line-break/>Valeur de retour</text:p>
      <text:p text:style-name="P12">L'élément qui a appelé la méthode.</text:p>
      <text:p text:style-name="P18">Exemple de code</text:p>
      <text:p text:style-name="P14">$("container").removeEvent("click", getListing);</text:p>
      <text:h text:style-name="Heading_20_2" text:outline-level="2"><text:line-break/>preventDefault(evt)</text:h>
      <text:p text:style-name="P12">Empêche le déclenchement de l'action par défaut pour l'élément sur lequel est appelée la méthode. Peut être appelé depuis n'importe quelle fonction, n'est une méthode d'aucun élément.</text:p>
      <text:p text:style-name="P18">Paramètres</text:p>
      <text:p text:style-name="P2">evt</text:p>
      <text:p text:style-name="P1">Evénément dont on veut empêcher l'action par défaut.</text:p>
      <text:p text:style-name="P18"><text:line-break/>Valeur de retour</text:p>
      <text:p text:style-name="P12"><text:soft-page-break/>Aucun.</text:p>
      <text:p text:style-name="P18">Exemple de code</text:p>
      <text:p text:style-name="P14">DOMAssistant.preventDefault(eventReference);</text:p>
      <text:h text:style-name="Heading_20_2" text:outline-level="2"><text:line-break/>cancelBubble(evt)</text:h>
      <text:p text:style-name="P12">Empêche la propagation de l'événement. Peut être appelé par n'importe quelle fonction, n'est une méthode pour aucun objet.</text:p>
      <text:p text:style-name="P18">Paramètres</text:p>
      <text:p text:style-name="P2">evt</text:p>
      <text:p text:style-name="P1">Evénement dont on veut empêcher la propagation.</text:p>
      <text:p text:style-name="P18"><text:line-break/>Valeur de retour</text:p>
      <text:p text:style-name="P12">Aucun.</text:p>
      <text:p text:style-name="P18">Exemple de code</text:p>
      <text:p text:style-name="P14">DOMAssistant.cancelBubble(eventReference);</text:p>
      <text:h text:style-name="P24" text:outline-level="1"><text:line-break/>DOMAssistantLoad - Module chargement</text:h>
      <text:p text:style-name="P15"><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12">window.onload (again)</text:span></text:a><text:span text:style-name="T4">.</text:span></text:p>
      <text:h text:style-name="Heading_20_2" text:outline-level="2"><text:line-break/>DOMReady()</text:h>
      <text:p text:style-name="P11">Depuis n'importe quel fichier, appelez simplement la méthode DOMReady avec les fonctions désirées et elles seront exécutées aussitôt que le DOM aura fini d'être chargé.</text:p>
      <text:p text:style-name="P18">Paramètres</text:p>
      <text:p text:style-name="P12"><text:soft-page-break/>Toute référence de fonction, toute fonction anonyme ou toute chaîne de caractères <text:span text:style-name="T17">(string)</text:span> constituée du nom de fonction et des parenthèses.</text:p>
      <text:p text:style-name="P18">Valeur de retour</text:p>
      <text:p text:style-name="P12">Aucun.</text:p>
      <text:p text:style-name="P18">Exemples de code</text:p>
      <text:p text:style-name="P14">DOMAssistant.DOMReady(myFunc);</text:p>
      <text:p text:style-name="P14">DOMAssistant.DOMReady("myFunc('Some text')");</text:p>
      <text:p text:style-name="P14">DOMAssistant.DOMReady(myFunc, "anotherFunction()");</text:p>
      <text:p text:style-name="P14">DOMAssistant.DOMReady(myFunc, function(){ // Perform some magic });</text:p>
      <text:h text:style-name="Heading_20_2" text:outline-level="2"><text:line-break/>setErrorHandling(func)</text:h>
      <text:p text:style-name="P11">Donne la possibilité d'intercepter d'éventuelles erreurs survenues pendant l'appel à la méthode <text:span text:style-name="T13">DOMReady</text:span> et d'agir en conséquence. </text:p>
      <text:p text:style-name="P18">Paramètres</text:p>
      <text:p text:style-name="P12">Une référence à une fonction</text:p>
      <text:p text:style-name="P18">Valeur de retour</text:p>
      <text:p text:style-name="P12">Aucune.</text:p>
      <text:p text:style-name="P18">Exemple de code</text:p>
      <text:p text:style-name="P14">DOMAssistant.DOMLoad.setErrorHandling(function (e) {<text:line-break/><text:tab/>// e is the error object passed<text:line-break/>});</text:p>
      <text:h text:style-name="P24" text:outline-level="1"><text:line-break/>Sélecteurs CSS supportés (CSS 1, CSS 2, CSS 3)</text:h>
      <text:p text:style-name="P11">Le support d'utilisation des sélecteurs CSS est implémenté dans le module de base de DOMAssistant et sa méthode <text:span text:style-name="T17">$</text:span> pour obtenir la référence à un ou à de <text:soft-page-break/>multiples éléments. La plupart des sélecteurs CSS pour CSS 1, CSS 2 et CSS 3 sont supportés avec exactement la même syntaxe que celle que vous utiliseriez dans un fichier CSS.</text:p>
      <text:p text:style-name="P11">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12"><text:line-break/>#container</text:p>
      <text:p text:style-name="P12"><text:s text:c="4"/>Désigne un élément ayant l'id <text:span text:style-name="T17">"container"</text:span>.</text:p>
      <text:p text:style-name="P12">.item</text:p>
      <text:p text:style-name="P12"><text:s text:c="4"/>Désigne tous les éléments auxquels la classe <text:span text:style-name="T17">"item"</text:span> est attribuée.</text:p>
      <text:p text:style-name="P12">#container.item</text:p>
      <text:p text:style-name="P12"><text:s text:c="4"/>Désigne un élément ayant comme id <text:span text:style-name="T17">"container"</text:span> et auquel la classe <text:span text:style-name="T17">"item"</text:span> soit aussi appliquée.</text:p>
      <text:p text:style-name="P12">p.info.error</text:p>
      <text:p text:style-name="P12"><text:s text:c="4"/>Désigne tout élément P possédant à la fois la classe <text:span text:style-name="T17">"info"</text:span> et la classe <text:span text:style-name="T17">"error"</text:span>.</text:p>
      <text:p text:style-name="P12">div p</text:p>
      <text:p text:style-name="P12"><text:s text:c="4"/>Désigne tous les éléments P qui sont descendants d'un élément DIV.</text:p>
      <text:p text:style-name="P12">div &gt; p</text:p>
      <text:p text:style-name="P12"><text:s text:c="4"/>Désigne tous les éléments P qui sont descendants directs d'un élément DIV.</text:p>
      <text:p text:style-name="P12">div + p</text:p>
      <text:p text:style-name="P12"><text:s text:c="4"/>Désigne tous les éléments P dont l'élément de même niveau immédiatement précédent est un élément DIV.</text:p>
      <text:p text:style-name="P12">div ~ p</text:p>
      <text:p text:style-name="P12"><text:soft-page-break/><text:s text:c="4"/>Désigne tous les éléments P qui sont parmi les éléments qui suivent un élement DIV de même niveau <text:span text:style-name="T17">(pas forcément immédiatement suivants)</text:span>.</text:p>
      <text:p text:style-name="P12">div[id]</text:p>
      <text:p text:style-name="P12"><text:s text:c="4"/>Désigne n'importe quel élément DIV possédant un attribut ID.</text:p>
      <text:p text:style-name="P12">div[id=container]</text:p>
      <text:p text:style-name="P12"><text:s text:c="4"/>Désigne tout élément DIV possédant un attribut ID de valeur <text:span text:style-name="T17">"container"</text:span>.</text:p>
      <text:p text:style-name="P12">input[type=text][value=Yes]</text:p>
      <text:p text:style-name="P12"><text:s text:c="4"/>Désigne tout élément INPUT possédant un attribut TYPE possédant la valeur <text:span text:style-name="T17">"text"</text:span> et un attribut VALUE égal à <text:span text:style-name="T17">"yes"</text:span>.</text:p>
      <text:p text:style-name="P12">div[id^=empt]</text:p>
      <text:p text:style-name="P12"><text:s text:c="4"/>Désigne tout élément DIV dont la valeur de l'attribut ID commence par <text:span text:style-name="T17">"empt"</text:span>.</text:p>
      <text:p text:style-name="P12">div[id$=parent]</text:p>
      <text:p text:style-name="P12"><text:s text:c="4"/>Désigne tout élément DIV dont la valeur de l'attribut ID s'achève par <text:span text:style-name="T17">"parents"</text:span>.</text:p>
      <text:p text:style-name="P12">div[id*=mpt]</text:p>
      <text:p text:style-name="P12"><text:s text:c="4"/>Désigne tout élément DIV dont la valeur de l'attribut contient la chaîne <text:span text:style-name="T17">"mpt"</text:span>.</text:p>
      <text:p text:style-name="P12">div:first-child</text:p>
      <text:p text:style-name="P12"><text:s text:c="3"/>Désigne tout élément DIV qui soit le premier élément enfant de son élément parent.</text:p>
      <text:p text:style-name="P12">div:last-child</text:p>
      <text:p text:style-name="P12"><text:s text:c="4"/>Désigne tout élément DIV qui soit le dernier élément enfant de son élément parent.</text:p>
      <text:p text:style-name="P12">div:only-child</text:p>
      <text:p text:style-name="P12"><text:s text:c="4"/>Désigne tout élément DIV qui soit le seul enfant de son élément parent.</text:p>
      <text:p text:style-name="P12">div#container p:first-of-type</text:p>
      <text:p text:style-name="P12"><text:soft-page-break/><text:s text:c="4"/>Désigne l'élément P qui est le premier élément P enfant dan'un élément DIV dont l'attribut ID à la valeur <text:span text:style-name="T17">"container"</text:span>.</text:p>
      <text:p text:style-name="P12">p:last-of-type</text:p>
      <text:p text:style-name="P12"><text:s text:c="4"/>Désigne l'élément P qui est le dernier élément P de son élément parent.</text:p>
      <text:p text:style-name="P12">p:only-of-type</text:p>
      <text:p text:style-name="P12"><text:s text:c="4"/>Désigne l'élément P qui est le seul élément P de son élément parent.</text:p>
      <text:p text:style-name="P12">p:nth-of-type(7)</text:p>
      <text:p text:style-name="P12"><text:s text:c="4"/>Désigne l'élément P qui est le 7eme élément P de son élément parent.</text:p>
      <text:p text:style-name="P12">div#container p:nth-last-of-type(7)</text:p>
      <text:p text:style-name="P12"><text:s text:c="4"/>Désigne l'élément P qui est le 7eme avant-dernier élément P de son élément parent. <text:span text:style-name="T17">(i.e. le 7eme en partant de la fin)</text:span></text:p>
      <text:p text:style-name="P12">div:empty</text:p>
      <text:p text:style-name="P12"><text:s text:c="4"/>Désigne tout élément DIV qui soit totalement vide <text:span text:style-name="T17">(y-compris de noeud-</text:span><text:span text:style-name="T17">texte)</text:span></text:p>
      <text:p text:style-name="P12">div:not([id=container])</text:p>
      <text:p text:style-name="P12"><text:s text:c="4"/>Désigne tout élément DIV dont l'attribut ID n'est pas <text:span text:style-name="T17">"container"</text:span>.</text:p>
      <text:p text:style-name="P12">div:nth-child(3)</text:p>
      <text:p text:style-name="P12"><text:s text:c="4"/>Désigne tout élément DIV qui soit le troisième élément enfant de son élément parent.</text:p>
      <text:p text:style-name="P12">div:nth-child(odd)</text:p>
      <text:p text:style-name="P12"><text:s text:c="4"/>Désigne tout élément impair de son élément parent.</text:p>
      <text:p text:style-name="P12">div:nth-child(even)</text:p>
      <text:p text:style-name="P12"><text:s text:c="4"/>Désigne tout élément pair de son élément parent.</text:p>
      <text:p text:style-name="P12">div:nth-child(n5+3)</text:p>
      <text:p text:style-name="P12"><text:s text:c="4"/>Désigne chaque 5ème élément DIV enfant de son élément parent en commençant par le troisième. <text:span text:style-name="T17">C'est à dire les 8ème, 13ème, 18ème etc.</text:span></text:p>
      <text:p text:style-name="P12"><text:soft-page-break/>input:enabled</text:p>
      <text:p text:style-name="P12"><text:s text:c="4"/>Désigne tout élément INPUT qui soit activé.</text:p>
      <text:p text:style-name="P12">input:disabled</text:p>
      <text:p text:style-name="P12"><text:s text:c="4"/>Désigne tout élément INPUT qui soit désactivé.</text:p>
      <text:p text:style-name="P12">input:checked</text:p>
      <text:p text:style-name="P12"><text:s text:c="4"/>Désigne tout élément INPUT qui soit coché.</text:p>
      <text:p text:style-name="P12">p, a</text:p>
      <text:p text:style-name="P15"><text:s text:c="4"/><text:span text:style-name="T5">Désigne tous les éléments P et tous les éléments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18T22:26:45</meta:creation-date>
    <dc:creator>Samuel Desnoës</dc:creator>
    <dc:date>2008-03-21T18:24:29</dc:date>
    <meta:editing-cycles>113</meta:editing-cycles>
    <meta:editing-duration>PT7H16M15S</meta:editing-duration>
    <meta:user-defined meta:name="Info 1"/>
    <meta:user-defined meta:name="Info 2"/>
    <meta:user-defined meta:name="Info 3"/>
    <meta:user-defined meta:name="Info 4"/>
    <meta:document-statistic meta:table-count="0" meta:image-count="1" meta:object-count="0" meta:page-count="26" meta:paragraph-count="463" meta:word-count="3440" meta:character-count="23228"/>
  </office:meta>
</office:document-meta>
</file>